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de" fo:country="DE"/>
    </style:style>
    <style:style style:name="P2" style:family="paragraph" style:parent-style-name="Standard" style:list-style-name="L2">
      <style:text-properties style:font-name="Arial" fo:language="de" fo:country="DE"/>
    </style:style>
    <style:style style:name="P3" style:family="paragraph" style:parent-style-name="Standard" style:list-style-name="L1">
      <style:text-properties style:font-name="Arial" fo:language="de" fo:country="DE"/>
    </style:style>
    <style:style style:name="P4" style:family="paragraph" style:parent-style-name="Standard" style:list-style-name="L2">
      <style:paragraph-properties fo:margin-left="0.9846in" fo:margin-right="0in" fo:text-indent="-0.25in" style:auto-text-indent="false"/>
      <style:text-properties style:font-name="Arial" fo:language="de" fo:country="DE"/>
    </style:style>
    <style:style style:name="T1" style:family="text">
      <style:text-properties style:font-name="Arial" fo:language="de" fo:country="DE"/>
    </style:style>
    <style:style style:name="T2" style:family="text">
      <style:text-properties fo:language="de" fo:country="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Leistungsnachweis<text:tab/><text:tab/><text:tab/><text:tab/><text:tab/><text:tab/></text:span></text:h>
      <text:p text:style-name="Text_20_body"><text:span text:style-name="T1"/></text:p>
      <text:p text:style-name="Text_20_body"><text:span text:style-name="T1"/></text:p>
      <text:p text:style-name="Text_20_body"><text:span text:style-name="T1">Semesterprojekt „Software für autonome Roboterteams“ <text:tab/><text:tab/><text:tab/>14. Oktober 2012</text:span></text:p>
      <text:p text:style-name="P1">Robert Fritz</text:p>
      <text:p text:style-name="P1"/>
      <text:p text:style-name="P1"/>
      <text:p text:style-name="P1"/>
      <text:list xml:id="list1972668030" text:style-name="L2">
        <text:list-item>
          <text:p text:style-name="P2">Erarbeitung von Phase 4 | Zielführung</text:p>
        </text:list-item>
        <text:list-item>
          <text:p text:style-name="P2"></text:p>
        </text:list-item>
        <text:list-item>
          <text:p text:style-name="P2">Entwicklung / Implementierung eines Algorithmus zur Korrektur der Laufbahnabweichung vom Nao</text:p>
        </text:list-item>
        <text:list-item>
          <text:p text:style-name="P2">Entwicklung / Implementierung eines Algorithmus zur Abstandsbestimmung per ALVisionDetection</text:p>
          <text:p text:style-name="P2"></text:p>
        </text:list-item>
        <text:list-item>
          <text:p text:style-name="P2">Modellierung der NaoWalk-Funktionalität</text:p>
        </text:list-item>
        <text:list-item>
          <text:p text:style-name="P2">Implementierung / Test der NaoWalk-Funktionalität</text:p>
          <text:p text:style-name="P2"></text:p>
        </text:list-item>
        <text:list-item>
          <text:p text:style-name="P2">Vortrag "Requirements"</text:p>
        </text:list-item>
        <text:list-item>
          <text:p text:style-name="P2">stellv. Oberzeremonienmeister</text:p>
        </text:list-item>
        <text:list-item>
          <text:p text:style-name="P2">Konstruktion der Befestigung für RedBall und Mark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rdt </meta:initial-creator>
    <meta:creation-date>2012-10-14T19:30:14</meta:creation-date>
    <dc:date>2012-10-14T19:42:00</dc:date>
    <dc:creator>Cordt </dc:creator>
    <meta:editing-duration>PT7M45S</meta:editing-duration>
    <meta:editing-cycles>6</meta:editing-cycles>
    <meta:generator>LibreOffice/3.5$Linux_x86 LibreOffice_project/350m1$Build-2</meta:generator>
    <meta:document-statistic meta:table-count="0" meta:image-count="0" meta:object-count="0" meta:page-count="1" meta:paragraph-count="14" meta:word-count="67" meta:character-count="541" meta:non-whitespace-character-count="475"/>
  </office:meta>
</office:document-meta>
</file>